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ckage com.genpact.dc.persistence.domain;</text:p>
      <text:p text:style-name="Standard"></text:p>
      <text:p text:style-name="Standard">import java.io.Serializable;</text:p>
      <text:p text:style-name="Standard"></text:p>
      <text:p text:style-name="Standard">/**</text:p>
      <text:p text:style-name="Standard"><text:s/>* The Class DataObject.</text:p>
      <text:p text:style-name="Standard"><text:s/>*</text:p>
      <text:p text:style-name="Standard"><text:s/>* @author GENPACT</text:p>
      <text:p text:style-name="Standard"><text:s/>* @version 1.0</text:p>
      <text:p text:style-name="Standard"><text:s/>*/</text:p>
      <text:p text:style-name="Standard">@SuppressWarnings("serial")</text:p>
      <text:p text:style-name="Standard">public class DataObject implements Serializable {</text:p>
      <text:p text:style-name="Standard"></text:p>
      <text:p text:style-name="Standard"><text:tab/>/**</text:p>
      <text:p text:style-name="Standard"><text:tab/> *</text:p>
      <text:p text:style-name="Standard"><text:tab/> */</text:p>
      <text:p text:style-name="Standard"><text:tab/>public DataObject() {</text:p>
      <text:p text:style-name="Standard"><text:tab/><text:tab/>super();</text:p>
      <text:p text:style-name="Standard"><text:tab/>}</text:p>
      <text:p text:style-name="Standard"></text:p>
      <text:p text:style-name="Standard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bramanyam </meta:initial-creator>
    <meta:creation-date>2017-06-03T18:03:24</meta:creation-date>
    <meta:document-statistic meta:table-count="0" meta:image-count="0" meta:object-count="0" meta:page-count="1" meta:paragraph-count="21" meta:word-count="33" meta:character-count="278"/>
    <dc:date>2017-06-03T18:04:34</dc:date>
    <dc:creator>Subramanyam </dc:creator>
    <meta:editing-duration>PT1M14S</meta:editing-duration>
    <meta:editing-cycles>1</meta:editing-cycles>
    <meta:generator>OpenOffice/4.1.1$Unix OpenOffice.org_project/411m6$Build-9775</meta:generator>
  </office:meta>
</office:document-meta>
</file>